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2ac2" officeooo:paragraph-rsid="00012ac2"/>
    </style:style>
    <style:style style:name="P2" style:family="paragraph" style:parent-style-name="Standard" style:list-style-name="L1">
      <style:text-properties officeooo:rsid="00012ac2" officeooo:paragraph-rsid="00012ac2"/>
    </style:style>
    <style:style style:name="P3" style:family="paragraph" style:parent-style-name="Standard" style:list-style-name="L2">
      <style:text-properties officeooo:rsid="00012ac2" officeooo:paragraph-rsid="00012ac2"/>
    </style:style>
    <style:style style:name="P4" style:family="paragraph" style:parent-style-name="Standard" style:list-style-name="L2">
      <style:text-properties officeooo:rsid="00026957" officeooo:paragraph-rsid="00026957"/>
    </style:style>
    <style:style style:name="P5" style:family="paragraph" style:parent-style-name="Standard">
      <style:text-properties officeooo:rsid="00026957" officeooo:paragraph-rsid="00026957"/>
    </style:style>
    <style:style style:name="P6" style:family="paragraph" style:parent-style-name="Standard">
      <style:text-properties officeooo:rsid="0002e8d5" officeooo:paragraph-rsid="0002e8d5"/>
    </style:style>
    <style:style style:name="T1" style:family="text">
      <style:text-properties officeooo:rsid="0003fb0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io is for submitting homework and projects</text:p>
      <text:p text:style-name="P1">It auto-grades and shows the teachers your code</text:p>
      <text:p text:style-name="P5">It is the “textbook”</text:p>
      <text:p text:style-name="P1"/>
      <text:p text:style-name="P1">To get to codio-</text:p>
      <text:p text:style-name="P1"/>
      <text:list text:style-name="L1">
        <text:list-item>
          <text:p text:style-name="P2">Go to the course site and hit the codio link</text:p>
          <text:list>
            <text:list-item>
              <text:p text:style-name="P2">Alternatively go to modules, open the first assignment and you can find a link to codio</text:p>
            </text:list-item>
          </text:list>
        </text:list-item>
        <text:list-item>
          <text:p text:style-name="P2">You must pay for access ($44 for 5 months, $78 for 9 months)</text:p>
        </text:list-item>
      </text:list>
      <text:p text:style-name="P1"/>
      <text:p text:style-name="P1">Codio features:</text:p>
      <text:list text:style-name="L2">
        <text:list-item>
          <text:p text:style-name="P3">Readings – not graded</text:p>
        </text:list-item>
        <text:list-item>
          <text:p text:style-name="P3">Basic skills lab to test code with code visualizer (similar to w3 schools)</text:p>
          <text:list>
            <text:list-item>
              <text:p text:style-name="P4">These are homework assignments – 10 points each</text:p>
            </text:list-item>
          </text:list>
        </text:list-item>
        <text:list-item>
          <text:p text:style-name="P4">Projects with instructions, rubric and learning outcomes</text:p>
          <text:list>
            <text:list-item>
              <text:p text:style-name="P4">Graded by codio but a human will be the ultimate decision maker for grades – 100 points</text:p>
            </text:list-item>
            <text:list-item>
              <text:p text:style-name="P4">Two buttons – one to check syntax, the other checks the whole code and grades (submits the assignment)</text:p>
            </text:list-item>
          </text:list>
        </text:list-item>
      </text:list>
      <text:p text:style-name="P5"/>
      <text:p text:style-name="P6">Read the first three reading assignments <text:span text:style-name="T1">before tomorrow (hopefully I can be let in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4:18:22.765219146</meta:creation-date>
    <dc:date>2024-05-08T14:55:38.023035706</dc:date>
    <meta:editing-duration>PT12M47S</meta:editing-duration>
    <meta:editing-cycles>3</meta:editing-cycles>
    <meta:generator>LibreOffice/24.2.2.2$Linux_X86_64 LibreOffice_project/420$Build-2</meta:generator>
    <meta:document-statistic meta:table-count="0" meta:image-count="0" meta:object-count="0" meta:page-count="1" meta:paragraph-count="15" meta:word-count="150" meta:character-count="814" meta:non-whitespace-character-count="684"/>
  </office:meta>
</office:document-meta>
</file>